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OptimisticLockingFailureException.get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ptimisticLockingFailureException.ObjectOptimisticLockingFailureException( Class &lt; ? &gt; persistentClass , @ Nullable Object identifier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OptimisticLockingFailureException.ObjectOptimisticLockingFailureException( Class &lt; ? &gt; persistentClass , Object identifier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OptimisticLockingFailureException.ObjectOptimisticLockingFailureException( String persistentClassName , Object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ptimisticLockingFailureException.getPersistent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ptimisticLockingFailureException.ObjectOptimisticLockingFailureException( String persistentClassName , Object identifier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OptimisticLockingFailureException.getPersistentClass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OptimisticLockingFailureException.ObjectOptimisticLocking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OptimisticLockingFailureException.ObjectOptimisticLockingFailureException( Class &lt; ? &gt; persistentClass , Object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ptimisticLockingFailureException.ObjectOptimisticLockingFailureException( String persistentClassName , @ Nullable Object identifier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